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2" style:family="paragraph" style:parent-style-name="Standard">
      <style:paragraph-properties fo:text-align="center" style:justify-single-word="false"/>
      <style:text-properties style:font-name="Times New Roman" fo:font-size="11pt" fo:language="fr" fo:country="CA" officeooo:rsid="0017b9dc" officeooo:paragraph-rsid="0017b9dc" style:font-size-asian="11pt" style:font-size-complex="11pt"/>
    </style:style>
    <style:style style:name="P3" style:family="paragraph" style:parent-style-name="Standard">
      <style:paragraph-properties fo:text-align="start" style:justify-single-word="false"/>
      <style:text-properties style:font-name="Times New Roman" fo:font-size="11pt" fo:language="fr" fo:country="CA" officeooo:rsid="0017cb84" officeooo:paragraph-rsid="0017cb84" style:font-size-asian="11pt" style:font-size-complex="11pt"/>
    </style:style>
    <style:style style:name="P4" style:family="paragraph" style:parent-style-name="Standard">
      <style:text-properties style:font-name="Times New Roman" fo:font-size="11pt" fo:language="fr" fo:country="CA" officeooo:rsid="00193389" officeooo:paragraph-rsid="00193389" style:font-size-asian="11pt" style:font-size-complex="11pt"/>
    </style:style>
    <style:style style:name="P5" style:family="paragraph" style:parent-style-name="Standard">
      <style:text-properties style:font-name="Times New Roman" fo:font-size="11pt" fo:language="fr" fo:country="CA" officeooo:rsid="001d3f6c" officeooo:paragraph-rsid="001d3f6c" style:font-size-asian="11pt" style:font-size-complex="11pt"/>
    </style:style>
    <style:style style:name="P6" style:family="paragraph" style:parent-style-name="Standard">
      <style:text-properties style:font-name="Times New Roman" fo:font-size="11pt" fo:language="fr" fo:country="CA" officeooo:rsid="001eea8e" officeooo:paragraph-rsid="001eea8e" style:font-size-asian="11pt" style:font-size-complex="11pt"/>
    </style:style>
    <style:style style:name="P7" style:family="paragraph" style:parent-style-name="Standard">
      <style:paragraph-properties fo:text-align="start" style:justify-single-word="false"/>
      <style:text-properties style:font-name="Times New Roman" fo:font-size="11pt" fo:language="fr" fo:country="CA" officeooo:rsid="0021580a" officeooo:paragraph-rsid="0021580a" style:font-size-asian="11pt" style:font-size-complex="11pt"/>
    </style:style>
    <style:style style:name="P8" style:family="paragraph" style:parent-style-name="Standard">
      <style:paragraph-properties fo:text-align="start" style:justify-single-word="false"/>
      <style:text-properties style:font-name="Times New Roman" fo:font-size="11pt" fo:language="fr" fo:country="CA" officeooo:rsid="0022e91a" officeooo:paragraph-rsid="0022e91a" style:font-size-asian="11pt" style:font-size-complex="11pt"/>
    </style:style>
    <style:style style:name="P9" style:family="paragraph" style:parent-style-name="Standard">
      <style:paragraph-properties fo:text-align="start" style:justify-single-word="false"/>
      <style:text-properties style:font-name="Times New Roman" fo:font-size="11pt" fo:language="fr" fo:country="CA" officeooo:rsid="0022fa43" officeooo:paragraph-rsid="0022fa43" style:font-size-asian="11pt" style:font-size-complex="11pt"/>
    </style:style>
    <style:style style:name="P10" style:family="paragraph" style:parent-style-name="Standard">
      <style:paragraph-properties fo:text-align="start" style:justify-single-word="false"/>
      <style:text-properties style:font-name="Times New Roman" fo:font-size="11pt" fo:language="fr" fo:country="CA" officeooo:rsid="0024a182" officeooo:paragraph-rsid="0024a182" style:font-size-asian="11pt" style:font-size-complex="11pt"/>
    </style:style>
    <style:style style:name="P11" style:family="paragraph" style:parent-style-name="Standard">
      <style:paragraph-properties fo:text-align="start" style:justify-single-word="false"/>
      <style:text-properties style:font-name="Times New Roman" fo:font-size="11pt" fo:language="fr" fo:country="CA" officeooo:rsid="0026731c" officeooo:paragraph-rsid="0026731c" style:font-size-asian="11pt" style:font-size-complex="11pt"/>
    </style:style>
    <style:style style:name="P12" style:family="paragraph" style:parent-style-name="Standard">
      <style:paragraph-properties fo:text-align="start" style:justify-single-word="false"/>
      <style:text-properties style:font-name="Times New Roman" fo:font-size="11pt" fo:language="fr" fo:country="CA" officeooo:rsid="002890ae" officeooo:paragraph-rsid="002890ae" style:font-size-asian="11pt" style:font-size-complex="11pt"/>
    </style:style>
    <style:style style:name="P13" style:family="paragraph" style:parent-style-name="Standard">
      <style:paragraph-properties fo:text-align="start" style:justify-single-word="false"/>
      <style:text-properties style:font-name="Times New Roman" fo:font-size="11pt" fo:language="fr" fo:country="CA" officeooo:rsid="002924fd" officeooo:paragraph-rsid="002924fd" style:font-size-asian="11pt" style:font-size-complex="11pt"/>
    </style:style>
    <style:style style:name="P14" style:family="paragraph" style:parent-style-name="Standard">
      <style:paragraph-properties fo:text-align="start" style:justify-single-word="false"/>
      <style:text-properties style:font-name="Times New Roman" fo:font-size="11pt" fo:language="fr" fo:country="CA" officeooo:rsid="002c6771" officeooo:paragraph-rsid="002c6771" style:font-size-asian="11pt" style:font-size-complex="11pt"/>
    </style:style>
    <style:style style:name="P15" style:family="paragraph" style:parent-style-name="Standard">
      <style:paragraph-properties fo:text-align="start" style:justify-single-word="false"/>
      <style:text-properties style:font-name="Times New Roman" fo:font-size="11pt" fo:language="fr" fo:country="CA" officeooo:rsid="002d408d" officeooo:paragraph-rsid="002d408d" style:font-size-asian="11pt" style:font-size-complex="11pt"/>
    </style:style>
    <style:style style:name="P16" style:family="paragraph" style:parent-style-name="Standard">
      <style:paragraph-properties fo:text-align="start" style:justify-single-word="false"/>
      <style:text-properties style:font-name="Times New Roman" fo:font-size="11pt" fo:language="fr" fo:country="CA" officeooo:rsid="002d8c6b" officeooo:paragraph-rsid="002d8c6b" style:font-size-asian="11pt" style:font-size-complex="11pt"/>
    </style:style>
    <style:style style:name="P17" style:family="paragraph" style:parent-style-name="Standard">
      <style:paragraph-properties fo:text-align="start" style:justify-single-word="false"/>
      <style:text-properties style:font-name="Times New Roman" fo:font-size="11pt" fo:language="fr" fo:country="CA" officeooo:rsid="003433fd" officeooo:paragraph-rsid="003433fd" style:font-size-asian="11pt" style:font-size-complex="11pt"/>
    </style:style>
    <style:style style:name="P18" style:family="paragraph" style:parent-style-name="Standard">
      <style:paragraph-properties fo:text-align="start" style:justify-single-word="false"/>
      <style:text-properties style:font-name="Times New Roman" fo:font-size="11pt" fo:language="fr" fo:country="CA" officeooo:rsid="00356dbf" officeooo:paragraph-rsid="00356dbf" style:font-size-asian="11pt" style:font-size-complex="11pt"/>
    </style:style>
    <style:style style:name="P19"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Times New Roman" fo:font-size="11pt" fo:language="fr" fo:country="CA" fo:font-weight="bold" officeooo:rsid="0017cb84" officeooo:paragraph-rsid="0017cb84" style:font-size-asian="11pt" style:font-weight-asian="bold" style:font-size-complex="11pt" style:font-weight-complex="bold"/>
    </style:style>
    <style:style style:name="P21" style:family="paragraph" style:parent-style-name="Standard">
      <style:text-properties style:font-name="Times New Roman" fo:font-size="11pt" fo:language="fr" fo:country="CA" fo:font-weight="bold" officeooo:rsid="001d3f6c" officeooo:paragraph-rsid="001d3f6c"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Times New Roman" fo:font-size="11pt" fo:language="fr" fo:country="CA" fo:font-weight="bold" officeooo:rsid="0021580a" officeooo:paragraph-rsid="0021580a"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Times New Roman" fo:font-size="11pt" fo:language="fr" fo:country="CA" fo:font-weight="bold" officeooo:rsid="002dc4ee" officeooo:paragraph-rsid="002dc4ee"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Times New Roman" fo:font-size="11pt" fo:language="fr" fo:country="CA" fo:font-weight="bold" officeooo:rsid="003620e0" officeooo:paragraph-rsid="003620e0"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Times New Roman" fo:font-size="11pt" fo:language="fr" fo:country="CA" fo:font-weight="bold" officeooo:rsid="005ed327" officeooo:paragraph-rsid="005ed327"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Times New Roman" fo:font-size="11pt" fo:language="fr" fo:country="CA" fo:font-weight="bold" officeooo:rsid="003433fd" officeooo:paragraph-rsid="003433fd" fo:background-color="#00a65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Times New Roman" fo:font-size="11pt" fo:language="fr" fo:country="CA" fo:font-weight="normal" officeooo:rsid="002dc4ee" officeooo:paragraph-rsid="002dc4ee"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Times New Roman" fo:font-size="11pt" fo:language="fr" fo:country="CA" fo:font-weight="normal" officeooo:rsid="00305e71" officeooo:paragraph-rsid="00305e71"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Times New Roman" fo:font-size="11pt" fo:language="fr" fo:country="CA" fo:font-weight="normal" officeooo:rsid="003620e0" officeooo:paragraph-rsid="003620e0"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Times New Roman" fo:font-size="11pt" fo:language="fr" fo:country="CA" fo:font-weight="normal" officeooo:rsid="004c5bd5" officeooo:paragraph-rsid="004c5bd5"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Times New Roman" fo:font-size="11pt" fo:language="fr" fo:country="CA" fo:font-weight="normal" officeooo:rsid="004d06e4" officeooo:paragraph-rsid="004d06e4"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Times New Roman" fo:font-size="11pt" fo:language="fr" fo:country="CA" fo:font-weight="normal" officeooo:rsid="004e69ba" officeooo:paragraph-rsid="004e69ba"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Times New Roman" fo:font-size="11pt" fo:language="fr" fo:country="CA" fo:font-weight="normal" officeooo:rsid="0051149b" officeooo:paragraph-rsid="0051149b"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imes New Roman" fo:font-size="11pt" fo:language="fr" fo:country="CA" fo:font-weight="normal" officeooo:rsid="0051fe9b" officeooo:paragraph-rsid="0051fe9b"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imes New Roman" fo:font-size="11pt" fo:language="fr" fo:country="CA" fo:font-weight="normal" officeooo:rsid="0055d4b6" officeooo:paragraph-rsid="0055d4b6"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1pt" fo:language="fr" fo:country="CA" fo:font-weight="normal" officeooo:rsid="00563ddb" officeooo:paragraph-rsid="00563ddb"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imes New Roman" fo:font-size="11pt" fo:language="fr" fo:country="CA" fo:font-weight="normal" officeooo:rsid="0017b9dc" officeooo:paragraph-rsid="0017b9dc"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Times New Roman" fo:font-size="11pt" fo:language="fr" fo:country="CA" fo:font-weight="normal" officeooo:rsid="005c6769" officeooo:paragraph-rsid="005c6769"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Times New Roman" fo:font-size="11pt" fo:language="fr" fo:country="CA" fo:font-weight="normal" officeooo:rsid="005d5fe7" officeooo:paragraph-rsid="005d5fe7"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weight="normal" officeooo:rsid="0043227b" officeooo:paragraph-rsid="0043227b" style:font-weight-asian="normal" style:font-weight-complex="normal"/>
    </style:style>
    <style:style style:name="P47" style:family="paragraph" style:parent-style-name="Standard">
      <style:paragraph-properties fo:text-align="start" style:justify-single-word="false"/>
      <style:text-properties fo:font-weight="normal" officeooo:rsid="00487911" officeooo:paragraph-rsid="00487911" style:font-weight-asian="normal" style:font-weight-complex="normal"/>
    </style:style>
    <style:style style:name="P48" style:family="paragraph" style:parent-style-name="Standard">
      <style:paragraph-properties fo:text-align="start" style:justify-single-word="false"/>
      <style:text-properties fo:font-weight="normal" officeooo:rsid="004a6196" officeooo:paragraph-rsid="004a6196" style:font-weight-asian="normal" style:font-weight-complex="normal"/>
    </style:style>
    <style:style style:name="P49" style:family="paragraph" style:parent-style-name="Table_20_Contents">
      <style:paragraph-properties fo:text-align="start" style:justify-single-word="false"/>
      <style:text-properties style:font-name="Times New Roman" fo:font-size="11pt" style:font-size-asian="11pt" style:font-size-complex="11pt"/>
    </style:style>
    <style:style style:name="P50" style:family="paragraph" style:parent-style-name="Table_20_Contents">
      <style:paragraph-properties fo:text-align="start" style:justify-single-word="false"/>
      <style:text-properties style:font-name="Times New Roman" fo:font-size="11pt" officeooo:rsid="0026731c" officeooo:paragraph-rsid="0026731c" style:font-size-asian="11pt" style:font-size-complex="11pt"/>
    </style:style>
    <style:style style:name="P51" style:family="paragraph" style:parent-style-name="Table_20_Contents">
      <style:paragraph-properties fo:text-align="start" style:justify-single-word="false"/>
      <style:text-properties style:font-name="Times New Roman" fo:font-size="11pt" officeooo:rsid="00305e71" style:font-size-asian="11pt" style:font-size-complex="11pt"/>
    </style:style>
    <style:style style:name="P52" style:family="paragraph" style:parent-style-name="Table_20_Contents">
      <style:paragraph-properties fo:text-align="start" style:justify-single-word="false"/>
      <style:text-properties style:font-name="Times New Roman" fo:font-size="11pt" officeooo:rsid="00305e71" officeooo:paragraph-rsid="00305e71" style:font-size-asian="11pt" style:font-size-complex="11pt"/>
    </style:style>
    <style:style style:name="P53" style:family="paragraph" style:parent-style-name="Table_20_Contents">
      <style:paragraph-properties fo:text-align="start" style:justify-single-word="false"/>
      <style:text-properties style:font-name="Times New Roman" fo:font-size="11pt" officeooo:rsid="0030a3bc" officeooo:paragraph-rsid="0030a3bc" style:font-size-asian="11pt" style:font-size-complex="11pt"/>
    </style:style>
    <style:style style:name="P54" style:family="paragraph" style:parent-style-name="Table_20_Contents">
      <style:paragraph-properties fo:text-align="start" style:justify-single-word="false"/>
      <style:text-properties style:font-name="Times New Roman" fo:font-size="11pt" officeooo:rsid="00325cf5" officeooo:paragraph-rsid="00325cf5" style:font-size-asian="11pt" style:font-size-complex="11pt"/>
    </style:style>
    <style:style style:name="P55" style:family="paragraph" style:parent-style-name="Standard" style:list-style-name="L1"/>
    <style:style style:name="P56" style:family="paragraph" style:parent-style-name="Standard" style:list-style-name="L1">
      <style:text-properties style:font-name="Times New Roman" fo:font-size="11pt" fo:language="fr" fo:country="CA" style:font-size-asian="11pt" style:font-size-complex="11pt"/>
    </style:style>
    <style:style style:name="P57" style:family="paragraph" style:parent-style-name="Standard" style:list-style-name="L2">
      <style:paragraph-properties fo:text-align="start" style:justify-single-word="false"/>
      <style:text-properties style:font-name="Times New Roman" fo:font-size="11pt" fo:language="fr" fo:country="CA" officeooo:rsid="0038bfb0" officeooo:paragraph-rsid="0038bfb0" style:font-size-asian="11pt" style:font-size-complex="11pt"/>
    </style:style>
    <style:style style:name="P58"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59" style:family="paragraph" style:parent-style-name="Standard">
      <style:text-properties style:font-name="Times New Roman" fo:font-size="11pt" fo:language="fr" fo:country="CA" fo:font-style="normal" fo:font-weight="normal" officeooo:rsid="001fded1" officeooo:paragraph-rsid="001fded1" fo:background-color="transparent" style:font-size-asian="11pt" style:font-style-asian="normal" style:font-weight-asian="normal" style:font-size-complex="11pt" style:font-style-complex="normal" style:font-weight-complex="normal"/>
    </style:style>
    <style:style style:name="P60" style:family="paragraph" style:parent-style-name="Standard">
      <style:text-properties style:font-name="Times New Roman" fo:font-size="11pt" fo:language="fr" fo:country="CA" fo:font-style="normal" fo:font-weight="normal" officeooo:rsid="00201c12" officeooo:paragraph-rsid="00201c12"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Times New Roman" fo:font-size="11pt" fo:language="fr" fo:country="CA" fo:font-weight="normal" officeooo:rsid="003f0ac4" officeooo:paragraph-rsid="003f0ac4"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Times New Roman" fo:font-size="11pt" fo:language="fr" fo:country="CA" fo:font-weight="normal" officeooo:rsid="003fe4dc" officeooo:paragraph-rsid="003fe4dc"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Times New Roman" fo:font-size="11pt" fo:language="fr" fo:country="CA" fo:font-weight="normal" officeooo:rsid="00412ab5" officeooo:paragraph-rsid="00412ab5"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Times New Roman" fo:font-size="11pt" fo:language="fr" fo:country="CA" fo:font-weight="normal" officeooo:rsid="0041f41f" officeooo:paragraph-rsid="0041f41f"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Times New Roman" fo:font-size="11pt" fo:language="fr" fo:country="CA" fo:font-weight="normal" officeooo:rsid="0043227b" officeooo:paragraph-rsid="0043227b"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Times New Roman" fo:font-size="11pt" fo:language="fr" fo:country="CA" fo:font-weight="normal" officeooo:rsid="0045ffc6" officeooo:paragraph-rsid="0045ffc6"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Times New Roman" fo:font-size="11pt" fo:language="fr" fo:country="CA" fo:font-weight="normal" officeooo:rsid="00487911" officeooo:paragraph-rsid="00487911"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Times New Roman" fo:font-size="11pt" fo:language="fr" fo:country="CA" fo:font-weight="normal" officeooo:rsid="0048b7ad" officeooo:paragraph-rsid="0048b7ad"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Times New Roman" fo:font-size="11pt" fo:language="fr" fo:country="CA" fo:font-weight="normal" officeooo:rsid="0060d1e6" officeooo:paragraph-rsid="0060d1e6"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Times New Roman" fo:font-size="11pt" fo:language="fr" fo:country="CA" fo:font-weight="normal" officeooo:rsid="00633734" officeooo:paragraph-rsid="00633734"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4" style:family="paragraph" style:parent-style-name="Standard" style:list-style-name="L4">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5"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Times New Roman" fo:font-size="11pt" fo:language="fr" fo:country="CA" fo:font-weight="normal" officeooo:rsid="006a79eb" officeooo:paragraph-rsid="006a79eb"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Times New Roman" fo:font-size="11pt" fo:language="fr" fo:country="CA" fo:font-weight="normal" officeooo:rsid="006d1268" officeooo:paragraph-rsid="006d1268"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Times New Roman" fo:font-size="11pt" fo:language="fr" fo:country="CA" fo:font-weight="normal" officeooo:rsid="006e849d" officeooo:paragraph-rsid="006e849d"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Times New Roman" fo:font-size="11pt" fo:language="fr" fo:country="CA" fo:font-weight="normal" officeooo:rsid="006ebaa5" officeooo:paragraph-rsid="006ebaa5"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Times New Roman" fo:font-size="11pt" fo:language="fr" fo:country="CA" fo:font-weight="normal" officeooo:rsid="00701bf6" officeooo:paragraph-rsid="00701bf6"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Times New Roman" fo:font-size="11pt" fo:language="fr" fo:country="CA" fo:font-weight="normal" officeooo:rsid="0082b303" officeooo:paragraph-rsid="0082b303"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Times New Roman" fo:font-size="11pt" fo:language="fr" fo:country="CA" fo:font-weight="normal" officeooo:rsid="008607fc" officeooo:paragraph-rsid="008607fc"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Times New Roman" fo:font-size="11pt" fo:language="fr" fo:country="CA" fo:font-weight="normal" officeooo:rsid="008999b2" officeooo:paragraph-rsid="008999b2"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Times New Roman" fo:font-size="11pt" fo:language="fr" fo:country="CA" fo:font-weight="normal" officeooo:rsid="008a6c2d" officeooo:paragraph-rsid="008a6c2d"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Times New Roman" fo:font-size="11pt" fo:language="fr" fo:country="CA" fo:font-weight="normal" officeooo:rsid="008ba3f3" officeooo:paragraph-rsid="008ba3f3"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Times New Roman" fo:font-size="11pt" fo:language="fr" fo:country="CA" fo:font-weight="normal" officeooo:rsid="009180ae" officeooo:paragraph-rsid="009180ae"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Times New Roman" fo:font-size="11pt" fo:language="fr" fo:country="CA" fo:font-weight="normal" officeooo:rsid="00944402" officeooo:paragraph-rsid="00944402"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Times New Roman" fo:font-size="11pt" fo:language="fr" fo:country="CA" fo:font-weight="normal" officeooo:rsid="00992993" officeooo:paragraph-rsid="00992993"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Times New Roman" fo:font-size="11pt" fo:language="fr" fo:country="CA" fo:font-weight="normal" officeooo:rsid="002ec849" officeooo:paragraph-rsid="002ec849" fo:background-color="#00a65d" style:font-size-asian="11pt" style:font-weight-asian="normal" style:font-size-complex="11pt" style:font-weight-complex="normal"/>
    </style:style>
    <style:style style:name="P90"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fo:background-color="#00a65d"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fo:background-color="#00a65d"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fo:background-color="#00a65d" style:font-size-asian="11pt" style:font-weight-asian="normal" style:font-size-complex="11pt" style:font-weight-complex="normal"/>
    </style:style>
    <style:style style:name="P93"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fo:background-color="#00a65d"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fo:background-color="#00a65d" style:font-size-asian="11pt" style:font-weight-asian="normal" style:font-size-complex="11pt" style:font-weight-complex="normal"/>
    </style:style>
    <style:style style:name="P95"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fo:background-color="#00a65d"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Times New Roman" fo:font-size="11pt" fo:language="fr" fo:country="CA" fo:font-weight="bold" officeooo:rsid="003fe4dc" officeooo:paragraph-rsid="003fe4dc" style:font-size-asian="11pt" style:font-weight-asian="bold" style:font-size-complex="11pt" style:font-weight-complex="bold"/>
    </style:style>
    <style:style style:name="P97"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98" style:family="paragraph" style:parent-style-name="Standard">
      <style:paragraph-properties fo:text-align="start" style:justify-single-word="false"/>
      <style:text-properties style:font-name="Times New Roman" fo:font-size="11pt" fo:language="fr" fo:country="CA" fo:font-weight="bold" officeooo:rsid="0061f242" officeooo:paragraph-rsid="0061f242" style:font-size-asian="11pt" style:font-weight-asian="bold" style:font-size-complex="11pt" style:font-weight-complex="bold"/>
    </style:style>
    <style:style style:name="P99" style:family="paragraph" style:parent-style-name="Standard">
      <style:paragraph-properties fo:text-align="start" style:justify-single-word="false"/>
      <style:text-properties style:font-name="Times New Roman" fo:font-size="11pt" fo:language="fr" fo:country="CA" fo:font-weight="bold" officeooo:rsid="006e849d" officeooo:paragraph-rsid="006e849d" style:font-size-asian="11pt" style:font-weight-asian="bold" style:font-size-complex="11pt" style:font-weight-complex="bold"/>
    </style:style>
    <style:style style:name="P100" style:family="paragraph" style:parent-style-name="Standard">
      <style:paragraph-properties fo:text-align="start" style:justify-single-word="false"/>
      <style:text-properties style:font-name="Times New Roman" fo:font-size="11pt" fo:language="fr" fo:country="CA" fo:font-weight="bold" officeooo:rsid="006e849d" officeooo:paragraph-rsid="0087bea7" style:font-size-asian="11pt" style:font-weight-asian="bold" style:font-size-complex="11pt" style:font-weight-complex="bold"/>
    </style:style>
    <style:style style:name="P101" style:family="paragraph" style:parent-style-name="Standard">
      <style:paragraph-properties fo:text-align="start" style:justify-single-word="false"/>
      <style:text-properties style:font-name="Times New Roman" fo:font-size="11pt" fo:language="fr" fo:country="CA" fo:font-weight="bold" officeooo:rsid="00944402" officeooo:paragraph-rsid="00944402" style:font-size-asian="11pt" style:font-weight-asian="bold" style:font-size-complex="11pt" style:font-weight-complex="bold"/>
    </style:style>
    <style:style style:name="P102" style:family="paragraph" style:parent-style-name="Standard">
      <style:paragraph-properties fo:text-align="start" style:justify-single-word="false"/>
      <style:text-properties style:font-name="Times New Roman" fo:font-size="11pt" fo:language="fr" fo:country="CA" fo:font-weight="bold" officeooo:rsid="00992993" officeooo:paragraph-rsid="00992993" style:font-size-asian="11pt" style:font-weight-asian="bold" style:font-size-complex="11pt" style:font-weight-complex="bold"/>
    </style:style>
    <style:style style:name="P103"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fo:background-color="#00a65d" style:font-size-asian="11pt" style:font-weight-asian="bold" style:font-size-complex="11pt" style:font-weight-complex="bold"/>
    </style:style>
    <style:style style:name="P104" style:family="paragraph" style:parent-style-name="Standard" style:list-style-name="L2">
      <style:paragraph-properties fo:text-align="start" style:justify-single-word="false"/>
      <style:text-properties style:font-name="Times New Roman" fo:font-size="11pt" fo:language="fr" fo:country="CA" officeooo:rsid="0038e97c" officeooo:paragraph-rsid="0038e97c" fo:background-color="#00a65d" style:font-size-asian="11pt" style:font-size-complex="11pt"/>
    </style:style>
    <style:style style:name="P105" style:family="paragraph" style:parent-style-name="Standard" style:list-style-name="L2">
      <style:paragraph-properties fo:text-align="start" style:justify-single-word="false"/>
      <style:text-properties officeooo:paragraph-rsid="003c8d6a"/>
    </style:style>
    <style:style style:name="P106" style:family="paragraph" style:parent-style-name="Standard" style:list-style-name="L5">
      <style:paragraph-properties fo:text-align="start" style:justify-single-word="false"/>
      <style:text-properties officeooo:paragraph-rsid="00701bf6"/>
    </style:style>
    <style:style style:name="P107" style:family="paragraph" style:parent-style-name="Standard" style:list-style-name="L3">
      <style:paragraph-properties fo:text-align="start" style:justify-single-word="false"/>
      <style:text-properties officeooo:rsid="003f0ac4" officeooo:paragraph-rsid="003f0ac4"/>
    </style:style>
    <style:style style:name="P108" style:family="paragraph" style:parent-style-name="Standard" style:list-style-name="L5">
      <style:paragraph-properties fo:text-align="start" style:justify-single-word="false"/>
      <style:text-properties officeooo:rsid="0071740c" officeooo:paragraph-rsid="0071740c"/>
    </style:style>
    <style:style style:name="P109" style:family="paragraph" style:parent-style-name="Standard" style:list-style-name="L5">
      <style:paragraph-properties fo:text-align="start" style:justify-single-word="false"/>
      <style:text-properties officeooo:rsid="007371ea" officeooo:paragraph-rsid="007371ea"/>
    </style:style>
    <style:style style:name="P110" style:family="paragraph" style:parent-style-name="Standard" style:list-style-name="L5">
      <style:paragraph-properties fo:text-align="start" style:justify-single-word="false"/>
      <style:text-properties officeooo:rsid="0076663b" officeooo:paragraph-rsid="0076663b"/>
    </style:style>
    <style:style style:name="P111" style:family="paragraph" style:parent-style-name="Standard" style:list-style-name="L5">
      <style:paragraph-properties fo:text-align="start" style:justify-single-word="false"/>
      <style:text-properties officeooo:rsid="007896c8" officeooo:paragraph-rsid="007997df"/>
    </style:style>
    <style:style style:name="P112" style:family="paragraph" style:parent-style-name="Standard" style:list-style-name="L5">
      <style:paragraph-properties fo:text-align="start" style:justify-single-word="false"/>
      <style:text-properties officeooo:rsid="0079be5d" officeooo:paragraph-rsid="0079be5d"/>
    </style:style>
    <style:style style:name="P113" style:family="paragraph" style:parent-style-name="Standard" style:list-style-name="L5">
      <style:paragraph-properties fo:text-align="start" style:justify-single-word="false"/>
      <style:text-properties officeooo:rsid="007ca4f2" officeooo:paragraph-rsid="007ca4f2"/>
    </style:style>
    <style:style style:name="P114" style:family="paragraph" style:parent-style-name="Standard" style:list-style-name="L5">
      <style:paragraph-properties fo:text-align="start" style:justify-single-word="false"/>
      <style:text-properties officeooo:rsid="007cce68" officeooo:paragraph-rsid="007cce68"/>
    </style:style>
    <style:style style:name="P115" style:family="paragraph" style:parent-style-name="Standard" style:list-style-name="L5">
      <style:paragraph-properties fo:text-align="start" style:justify-single-word="false"/>
      <style:text-properties officeooo:rsid="007cf0af" officeooo:paragraph-rsid="007cf0af"/>
    </style:style>
    <style:style style:name="P116" style:family="paragraph" style:parent-style-name="Standard">
      <style:paragraph-properties fo:text-align="start" style:justify-single-word="false"/>
      <style:text-properties fo:color="#ce181e" officeooo:rsid="007eb0a9" officeooo:paragraph-rsid="007eb0a9"/>
    </style:style>
    <style:style style:name="P117" style:family="paragraph" style:parent-style-name="Standard" style:list-style-name="L6">
      <style:paragraph-properties fo:text-align="start" style:justify-single-word="false"/>
      <style:text-properties fo:color="#000000" style:font-name="Times New Roman" fo:font-size="11pt" fo:language="fr" fo:country="CA" fo:font-weight="bold" officeooo:rsid="0098535b" officeooo:paragraph-rsid="0098535b" style:font-size-asian="11pt" style:font-weight-asian="bold" style:font-size-complex="11pt" style:font-weight-complex="bold"/>
    </style:style>
    <style:style style:name="P118" style:family="paragraph" style:parent-style-name="Standard" style:list-style-name="L6">
      <style:paragraph-properties fo:text-align="start" style:justify-single-word="false"/>
      <style:text-properties fo:color="#000000" style:font-name="Times New Roman" fo:font-size="11pt" fo:language="fr" fo:country="CA" fo:font-weight="normal" officeooo:rsid="009691cb" officeooo:paragraph-rsid="009691cb" style:font-size-asian="11pt" style:font-weight-asian="normal" style:font-size-complex="11pt" style:font-weight-complex="normal"/>
    </style:style>
    <style:style style:name="P119" style:family="paragraph" style:parent-style-name="Standard">
      <style:paragraph-properties fo:text-align="start" style:justify-single-word="false"/>
      <style:text-properties fo:color="#000000" style:font-name="Times New Roman" fo:font-size="11pt" fo:language="fr" fo:country="CA" fo:font-weight="normal" officeooo:rsid="009691cb" officeooo:paragraph-rsid="009691cb" style:font-size-asian="11pt" style:font-weight-asian="normal" style:font-size-complex="11pt" style:font-weight-complex="normal"/>
    </style:style>
    <style:style style:name="T1" style:family="text">
      <style:text-properties officeooo:rsid="0017cb84"/>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fe4dc" style:font-weight-asian="bold" style:font-weight-complex="bold"/>
    </style:style>
    <style:style style:name="T5" style:family="text">
      <style:text-properties fo:font-weight="bold" officeooo:rsid="0095ac57" style:font-weight-asian="bold" style:font-weight-complex="bold"/>
    </style:style>
    <style:style style:name="T6" style:family="text">
      <style:text-properties fo:font-style="normal" fo:font-weight="normal" fo:background-color="transparent" loext:char-shading-value="0" style:font-style-asian="normal" style:font-weight-asian="normal" style:font-style-complex="normal" style:font-weight-complex="normal"/>
    </style:style>
    <style:style style:name="T7" style:family="text">
      <style:text-properties fo:font-style="normal" fo:font-weight="bold" fo:background-color="#00a65d" loext:char-shading-value="0" style:font-style-asian="normal" style:font-weight-asian="bold" style:font-style-complex="normal" style:font-weight-complex="bold"/>
    </style:style>
    <style:style style:name="T8" style:family="text">
      <style:text-properties fo:font-variant="normal" fo:text-transform="none" fo:color="#000000" style:font-name="Times New Roman" fo:font-size="11pt" fo:letter-spacing="normal" fo:language="fr" fo:country="CA" fo:font-style="normal" fo:font-weight="normal" style:font-size-asian="11pt" style:font-size-complex="11pt"/>
    </style:style>
    <style:style style:name="T9" style:family="text">
      <style:text-properties fo:font-variant="normal" fo:text-transform="none" fo:color="#000000" style:font-name="Times New Roman" fo:font-size="11pt" fo:letter-spacing="normal" fo:language="fr" fo:country="CA" fo:font-style="normal" fo:font-weight="normal" officeooo:rsid="0017cb84" style:font-size-asian="11pt" style:font-size-complex="11pt"/>
    </style:style>
    <style:style style:name="T10" style:family="text">
      <style:text-properties fo:font-variant="normal" fo:text-transform="none" fo:color="#000000" style:font-name="Times New Roman" fo:font-size="11pt" fo:letter-spacing="normal" fo:language="fr" fo:country="CA" fo:font-style="normal" fo:font-weight="bold" style:font-size-asian="11pt" style:font-size-complex="11pt"/>
    </style:style>
    <style:style style:name="T11" style:family="text">
      <style:text-properties style:font-name="Times New Roman" fo:font-size="11pt" fo:language="fr" fo:country="CA" fo:font-weight="normal" style:font-size-asian="11pt" style:font-weight-asian="normal" style:font-size-complex="11pt" style:font-weight-complex="normal"/>
    </style:style>
    <style:style style:name="T12" style:family="text">
      <style:text-properties style:font-name="Times New Roman" fo:font-size="11pt" fo:language="fr" fo:country="CA" fo:font-weight="normal" officeooo:rsid="00701bf6" style:font-size-asian="11pt" style:font-weight-asian="normal" style:font-size-complex="11pt" style:font-weight-complex="normal"/>
    </style:style>
    <style:style style:name="T13" style:family="text">
      <style:text-properties style:font-name="Times New Roman" fo:font-size="11pt" fo:language="fr" fo:country="CA" fo:font-weight="normal" officeooo:rsid="007545f0" style:font-size-asian="11pt" style:font-weight-asian="normal" style:font-size-complex="11pt" style:font-weight-complex="normal"/>
    </style:style>
    <style:style style:name="T14" style:family="text">
      <style:text-properties style:font-name="Times New Roman" fo:font-size="11pt" fo:language="fr" fo:country="CA" fo:font-weight="normal" officeooo:rsid="0076663b" style:font-size-asian="11pt" style:font-weight-asian="normal" style:font-size-complex="11pt" style:font-weight-complex="normal"/>
    </style:style>
    <style:style style:name="T15" style:family="text">
      <style:text-properties style:font-name="Times New Roman" fo:font-size="11pt" fo:language="fr" fo:country="CA" fo:font-weight="normal" officeooo:rsid="007d98df" style:font-size-asian="11pt" style:font-weight-asian="normal" style:font-size-complex="11pt" style:font-weight-complex="normal"/>
    </style:style>
    <style:style style:name="T16" style:family="text">
      <style:text-properties style:font-name="Times New Roman" fo:font-size="11pt" fo:language="fr" fo:country="CA" fo:font-weight="normal" officeooo:rsid="007ead61" style:font-size-asian="11pt" style:font-weight-asian="normal" style:font-size-complex="11pt" style:font-weight-complex="normal"/>
    </style:style>
    <style:style style:name="T17" style:family="text">
      <style:text-properties style:font-name="Times New Roman" fo:font-size="11pt" fo:language="fr" fo:country="CA" style:font-size-asian="11pt" style:font-size-complex="11pt"/>
    </style:style>
    <style:style style:name="T18" style:family="text">
      <style:text-properties style:font-name="Times New Roman" fo:font-size="11pt" fo:language="fr" fo:country="CA" officeooo:rsid="003c8d6a" style:font-size-asian="11pt" style:font-size-complex="11pt"/>
    </style:style>
    <style:style style:name="T19" style:family="text">
      <style:text-properties style:font-name="Times New Roman" fo:font-size="11pt" fo:language="fr" fo:country="CA" officeooo:rsid="003e4f8a" style:font-size-asian="11pt" style:font-size-complex="11pt"/>
    </style:style>
    <style:style style:name="T20" style:family="text">
      <style:text-properties style:font-name="Times New Roman" fo:font-size="11pt" fo:language="fr" fo:country="CA" fo:font-weight="bold" style:font-size-asian="11pt" style:font-weight-asian="bold" style:font-size-complex="11pt" style:font-weight-complex="bold"/>
    </style:style>
    <style:style style:name="T21" style:family="text">
      <style:text-properties style:font-name="Times New Roman" fo:font-size="11pt" fo:language="fr" fo:country="CA" fo:font-weight="bold" officeooo:rsid="003c8d6a" style:font-size-asian="11pt" style:font-weight-asian="bold" style:font-size-complex="11pt" style:font-weight-complex="bold"/>
    </style:style>
    <style:style style:name="T22" style:family="text">
      <style:text-properties style:font-name="Times New Roman" fo:font-size="11pt" fo:language="fr" fo:country="CA" fo:font-weight="bold" officeooo:rsid="007ead61" style:font-size-asian="11pt" style:font-weight-asian="bold" style:font-size-complex="11pt" style:font-weight-complex="bold"/>
    </style:style>
    <style:style style:name="T23" style:family="text">
      <style:text-properties style:font-name="Times New Roman" fo:font-size="11pt" fo:language="fr" fo:country="CA" fo:font-weight="bold" officeooo:rsid="007ef64f" style:font-size-asian="11pt" style:font-weight-asian="bold" style:font-size-complex="11pt" style:font-weight-complex="bold"/>
    </style:style>
    <style:style style:name="T24" style:family="text">
      <style:text-properties officeooo:rsid="001a9031"/>
    </style:style>
    <style:style style:name="T25" style:family="text">
      <style:text-properties fo:background-color="#00a65d" loext:char-shading-value="0"/>
    </style:style>
    <style:style style:name="T26" style:family="text">
      <style:text-properties fo:background-color="#00a65d" loext:char-shading-value="0"/>
    </style:style>
    <style:style style:name="T27" style:family="text">
      <style:text-properties officeooo:rsid="0057a2ab" fo:background-color="#00a65d" loext:char-shading-value="0"/>
    </style:style>
    <style:style style:name="T28" style:family="text">
      <style:text-properties officeooo:rsid="006651f2" fo:background-color="#00a65d" loext:char-shading-value="0"/>
    </style:style>
    <style:style style:name="T29" style:family="text">
      <style:text-properties officeooo:rsid="0026731c"/>
    </style:style>
    <style:style style:name="T30" style:family="text">
      <style:text-properties officeooo:rsid="00305e71"/>
    </style:style>
    <style:style style:name="T31" style:family="text">
      <style:text-properties officeooo:rsid="0038674b"/>
    </style:style>
    <style:style style:name="T32" style:family="text">
      <style:text-properties officeooo:rsid="0038e97c"/>
    </style:style>
    <style:style style:name="T33" style:family="text">
      <style:text-properties officeooo:rsid="003aa801"/>
    </style:style>
    <style:style style:name="T34" style:family="text">
      <style:text-properties officeooo:rsid="004fb965"/>
    </style:style>
    <style:style style:name="T35" style:family="text">
      <style:text-properties officeooo:rsid="0057a2ab"/>
    </style:style>
    <style:style style:name="T36" style:family="text">
      <style:text-properties officeooo:rsid="00587434"/>
    </style:style>
    <style:style style:name="T37" style:family="text">
      <style:text-properties officeooo:rsid="006651f2"/>
    </style:style>
    <style:style style:name="T38" style:family="text">
      <style:text-properties officeooo:rsid="006a80d1"/>
    </style:style>
    <style:style style:name="T39" style:family="text">
      <style:text-properties officeooo:rsid="006e66b7"/>
    </style:style>
    <style:style style:name="T40" style:family="text">
      <style:text-properties fo:color="#ce181e"/>
    </style:style>
    <style:style style:name="T41" style:family="text">
      <style:text-properties fo:color="#ce181e" style:font-name="Times New Roman" fo:font-size="11pt" fo:language="fr" fo:country="CA" fo:font-weight="bold" style:font-size-asian="11pt" style:font-weight-asian="bold" style:font-size-complex="11pt" style:font-weight-complex="bold"/>
    </style:style>
    <style:style style:name="T42" style:family="text">
      <style:text-properties fo:color="#ce181e" style:font-name="Times New Roman" fo:font-size="11pt" fo:language="fr" fo:country="CA" fo:font-weight="bold" officeooo:rsid="007545f0" style:font-size-asian="11pt" style:font-weight-asian="bold" style:font-size-complex="11pt" style:font-weight-complex="bold"/>
    </style:style>
    <style:style style:name="T43" style:family="text">
      <style:text-properties fo:color="#ce181e" style:font-name="Times New Roman" fo:font-size="11pt" fo:language="fr" fo:country="CA" fo:font-weight="bold" officeooo:rsid="0076663b" style:font-size-asian="11pt" style:font-weight-asian="bold" style:font-size-complex="11pt" style:font-weight-complex="bold"/>
    </style:style>
    <style:style style:name="T44" style:family="text">
      <style:text-properties fo:color="#ce181e" officeooo:rsid="0095ac57"/>
    </style:style>
    <style:style style:name="T45" style:family="text">
      <style:text-properties officeooo:rsid="008452d0"/>
    </style:style>
    <style:style style:name="T46" style:family="text">
      <style:text-properties officeooo:rsid="0087bea7"/>
    </style:style>
    <style:style style:name="T47" style:family="text">
      <style:text-properties officeooo:rsid="0089a745"/>
    </style:style>
    <style:style style:name="T48" style:family="text">
      <style:text-properties officeooo:rsid="008b056e"/>
    </style:style>
    <style:style style:name="T49" style:family="text">
      <style:text-properties officeooo:rsid="008d6e98"/>
    </style:style>
    <style:style style:name="T50" style:family="text">
      <style:text-properties officeooo:rsid="0090a505"/>
    </style:style>
    <style:style style:name="T51" style:family="text">
      <style:text-properties officeooo:rsid="0095ac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formation Python</text:p>
      <text:p text:style-name="P2"/>
      <text:p text:style-name="P1"/>
      <text:p text:style-name="P19">Chapitre 1</text:p>
      <text:p text:style-name="P1"/>
      <text:p text:style-name="P20">Cours 1 – Découvrez Python</text:p>
      <text:p text:style-name="P3"/>
      <text:p text:style-name="P3">Langage orienté objet simple d’utilisation qui possède de nombreuses bibliothèques.</text:p>
      <text:p text:style-name="P3">Il est possible de réaliser en python:</text:p>
      <text:p text:style-name="P3"/>
      <text:list xml:id="list1017338416" text:style-name="L1">
        <text:list-item>
          <text:p text:style-name="P55"><text:span text:style-name="T9">D</text:span><text:span text:style-name="T8">e petits programmes très simples, appelés </text:span><text:span text:style-name="Strong_20_Emphasis"><text:span text:style-name="T10">scripts</text:span></text:span><text:span text:style-name="T8">, chargés d'une mission très précise sur votre ordinateur </text:span></text:p>
        </text:list-item>
        <text:list-item>
          <text:p text:style-name="P56"><text:span text:style-name="T1">D</text:span>es programmes complets, comme des jeux, des suites bureautiques, des logiciels multimédias, <text:span text:style-name="T1">D</text:span>es clients de messageri<text:bookmark text:name="r-2230962"/><text:bookmark text:name="r-2230963"/>e</text:p>
        </text:list-item>
        <text:list-item>
          <text:p text:style-name="P56"><text:span text:style-name="T1">D</text:span>es projets très complexes, comme des progiciels (ensemble de plusieurs logiciels pouvant fonctionner ensemble, principalement utilisés dans le monde professionnel).</text:p>
        </text:list-item>
      </text:list>
      <text:p text:style-name="P4">Python est un langage de programmation interprété, c’est à dire que les lignes de commandes sont restranscritent en langage machine au fur et à mesure à l’inverse d’un langage compilé comme le C par exemple. <text:span text:style-name="T24">Ainsi le Python est plus simple et plus portable mais également plus long. </text:span></text:p>
      <text:p text:style-name="P4"/>
      <text:p text:style-name="P21">Cours 2 – Premier pas avec l’interpréteur</text:p>
      <text:p text:style-name="P5"/>
      <text:p text:style-name="P6">Entrer sur l’interpréteur : <text:span text:style-name="T7">python </text:span><text:span text:style-name="T6">L’interpréteur permet de saisir des commandes et des les tester immédiatement (du fait que python est un langage interprété).</text:span></text:p>
      <text:p text:style-name="P59">Les opérations courantes se font avec les symboles +, -, *, /</text:p>
      <text:p text:style-name="P60">Cas de la division : // → le dividande,% → Le reste</text:p>
      <text:p text:style-name="P5"/>
      <text:p text:style-name="P22">Cours 3 – Les variables</text:p>
      <text:p text:style-name="P7"/>
      <text:p text:style-name="P8">Définir une variable : nom_de_la_variable = valeur.</text:p>
      <text:p text:style-name="P8">Seulement lettres minuscules, majuscules, chiffres, underscores. Ne peux commencer par un chiffre. </text:p>
      <text:p text:style-name="P9">Convention : utiliser des lettres minuscules et des underscores. </text:p>
      <text:p text:style-name="P9"/>
      <text:p text:style-name="P10">Mots clés réservés : and, del, from, none, true, as elif, global, nonlocal, try, assert, else, if, not, while, break, except, import, or, with, class, false, in, pass, yield, continue, finally, is, raise, def, for, lambda, return.</text:p>
      <text:p text:style-name="P10"/>
      <text:p text:style-name="P11">Les différents types de données :</text:p>
      <text:p text:style-name="P11"/>
      <table:table table:name="Table1" table:style-name="Table1">
        <table:table-column table:style-name="Table1.A"/>
        <table:table-column table:style-name="Table1.B"/>
        <table:table-row>
          <table:table-cell table:style-name="Table1.A1" office:value-type="string">
            <text:p text:style-name="P50">Type</text:p>
          </table:table-cell>
          <table:table-cell table:style-name="Table1.B1" office:value-type="string">
            <text:p text:style-name="P50">exemple</text:p>
          </table:table-cell>
        </table:table-row>
        <table:table-row>
          <table:table-cell table:style-name="Table1.A2" office:value-type="string">
            <text:p text:style-name="P50">Integer</text:p>
          </table:table-cell>
          <table:table-cell table:style-name="Table1.B2" office:value-type="string">
            <text:p text:style-name="P50">3</text:p>
          </table:table-cell>
        </table:table-row>
        <table:table-row>
          <table:table-cell table:style-name="Table1.A2" office:value-type="string">
            <text:p text:style-name="P50">Float</text:p>
          </table:table-cell>
          <table:table-cell table:style-name="Table1.B2" office:value-type="string">
            <text:p text:style-name="P50">3.14</text:p>
          </table:table-cell>
        </table:table-row>
        <table:table-row>
          <table:table-cell table:style-name="Table1.A2" office:value-type="string">
            <text:p text:style-name="P50">String</text:p>
          </table:table-cell>
          <table:table-cell table:style-name="Table1.B2" office:value-type="string">
            <text:p text:style-name="P49">‘<text:span text:style-name="T29">abc’ ou “abc” ou “””abc””” <text:s/>ou <text:s/>‘’’abc’’’(le triple guillement permet d’éviter le pb des guillemets ou appostrophe à l’interieur de la chaine de caractère)</text:span></text:p>
          </table:table-cell>
        </table:table-row>
      </table:table>
      <text:p text:style-name="P11"/>
      <text:p text:style-name="P12">Opértatuer math d’incrémentation : += ou -+ ou *= ou /=.</text:p>
      <text:p text:style-name="P12"/>
      <text:p text:style-name="P13">Astuce permutation : <text:span text:style-name="T25">a = 1, b = 2</text:span>. Si on veut inverser les deux variable taper: <text:span text:style-name="T25">a,b = b,a</text:span></text:p>
      <text:p text:style-name="P1"/>
      <text:p text:style-name="P14">Définition d’une fonction : nom_fonction(param1, … paramn)</text:p>
      <text:p text:style-name="P15">fonction type(nom_variable) → renvoie le type de la variable ciblée. </text:p>
      <text:p text:style-name="P16"><text:soft-page-break/>Print() → permet d’afficher la valeur</text:p>
      <text:p text:style-name="P16"/>
      <text:p text:style-name="P23">Cours 4 – Structures conditionnelles</text:p>
      <text:p text:style-name="P28"/>
      <text:p text:style-name="P89">Boucle if/ elif / else</text:p>
      <text:p text:style-name="P89">if predicat (condition en boolean) :</text:p>
      <text:p text:style-name="P89"><text:tab/>action</text:p>
      <text:p text:style-name="P89">elif predicat (condition en boolean) :</text:p>
      <text:p text:style-name="P89"><text:tab/>action</text:p>
      <text:p text:style-name="P89">else :</text:p>
      <text:p text:style-name="P89"><text:tab/>action</text:p>
      <text:p text:style-name="P89"/>
      <text:p text:style-name="P29">Opérateur de prédicat :</text:p>
      <table:table table:name="Table2" table:style-name="Table2">
        <table:table-column table:style-name="Table2.A"/>
        <table:table-column table:style-name="Table2.B"/>
        <table:table-row>
          <table:table-cell table:style-name="Table2.A1" office:value-type="string">
            <text:p text:style-name="P52">Opérateur</text:p>
          </table:table-cell>
          <table:table-cell table:style-name="Table2.B1" office:value-type="string">
            <text:p text:style-name="P52">symbol</text:p>
          </table:table-cell>
        </table:table-row>
        <table:table-row>
          <table:table-cell table:style-name="Table2.A2" office:value-type="string">
            <text:p text:style-name="P52">suppérieur</text:p>
          </table:table-cell>
          <table:table-cell table:style-name="Table2.B2" office:value-type="string">
            <text:p text:style-name="P52">&gt;</text:p>
          </table:table-cell>
        </table:table-row>
        <table:table-row>
          <table:table-cell table:style-name="Table2.A2" office:value-type="string">
            <text:p text:style-name="P52">inférieur</text:p>
          </table:table-cell>
          <table:table-cell table:style-name="Table2.B2" office:value-type="string">
            <text:p text:style-name="P52">&lt;</text:p>
          </table:table-cell>
        </table:table-row>
        <table:table-row>
          <table:table-cell table:style-name="Table2.A2" office:value-type="string">
            <text:p text:style-name="P52">Suppérieur ou égal</text:p>
          </table:table-cell>
          <table:table-cell table:style-name="Table2.B2" office:value-type="string">
            <text:p text:style-name="P51">&gt;=</text:p>
          </table:table-cell>
        </table:table-row>
        <table:table-row>
          <table:table-cell table:style-name="Table2.A2" office:value-type="string">
            <text:p text:style-name="P52">Inférieur ou égal</text:p>
          </table:table-cell>
          <table:table-cell table:style-name="Table2.B2" office:value-type="string">
            <text:p text:style-name="P52">&lt;=</text:p>
          </table:table-cell>
        </table:table-row>
        <table:table-row>
          <table:table-cell table:style-name="Table2.A2" office:value-type="string">
            <text:p text:style-name="P52">Égal</text:p>
          </table:table-cell>
          <table:table-cell table:style-name="Table2.B2" office:value-type="string">
            <text:p text:style-name="P51">==</text:p>
          </table:table-cell>
        </table:table-row>
        <table:table-row>
          <table:table-cell table:style-name="Table2.A2" office:value-type="string">
            <text:p text:style-name="P52">Non égal</text:p>
          </table:table-cell>
          <table:table-cell table:style-name="Table2.B2" office:value-type="string">
            <text:p text:style-name="P49">!<text:span text:style-name="T30">=</text:span></text:p>
          </table:table-cell>
        </table:table-row>
        <table:table-row>
          <table:table-cell table:style-name="Table2.A2" office:value-type="string">
            <text:p text:style-name="P53">ET</text:p>
          </table:table-cell>
          <table:table-cell table:style-name="Table2.B2" office:value-type="string">
            <text:p text:style-name="P53">and</text:p>
          </table:table-cell>
        </table:table-row>
        <table:table-row>
          <table:table-cell table:style-name="Table2.A2" office:value-type="string">
            <text:p text:style-name="P53">Ou</text:p>
          </table:table-cell>
          <table:table-cell table:style-name="Table2.B2" office:value-type="string">
            <text:p text:style-name="P53">or</text:p>
          </table:table-cell>
        </table:table-row>
        <table:table-row>
          <table:table-cell table:style-name="Table2.A2" office:value-type="string">
            <text:p text:style-name="P54">Vrai</text:p>
          </table:table-cell>
          <table:table-cell table:style-name="Table2.B2" office:value-type="string">
            <text:p text:style-name="P54">true</text:p>
          </table:table-cell>
        </table:table-row>
        <table:table-row>
          <table:table-cell table:style-name="Table2.A2" office:value-type="string">
            <text:p text:style-name="P54">Faux</text:p>
          </table:table-cell>
          <table:table-cell table:style-name="Table2.B2" office:value-type="string">
            <text:p text:style-name="P54">False ou is not True</text:p>
          </table:table-cell>
        </table:table-row>
      </table:table>
      <text:p text:style-name="P29"/>
      <text:p text:style-name="P16"/>
      <text:p text:style-name="P17">Attention : Dans un programme python il faut indiquer l’encodeur des charactères que l’on utilise. Ajouter en début de programme la ligne suivante :</text:p>
      <text:p text:style-name="P27"># -*-coding:<text:span text:style-name="T34">utf</text:span>-<text:span text:style-name="T34">8</text:span> -*</text:p>
      <text:p text:style-name="P16"/>
      <text:p text:style-name="P18"><text:span text:style-name="T26">int() </text:span>→ convertie la variable en integer.</text:p>
      <text:p text:style-name="P16"/>
      <text:p text:style-name="P24">Cours 5 – Les bou<text:span text:style-name="T33">c</text:span>les</text:p>
      <text:p text:style-name="P30"/>
      <text:list xml:id="list673714160" text:style-name="L2">
        <text:list-item>
          <text:p text:style-name="P61"><text:span text:style-name="T3">Boucle while</text:span> : tant que la doncition est vraie, exécuter les instructions.</text:p>
          <text:p text:style-name="P90"><text:span text:style-name="T31">w</text:span>hile condition est vrai :</text:p>
          <text:list>
            <text:list-header>
              <text:p text:style-name="P90">instruction 1</text:p>
              <text:p text:style-name="P90">instruction2</text:p>
              <text:p text:style-name="P90">….</text:p>
              <text:p text:style-name="P90">instruction n</text:p>
            </text:list-header>
          </text:list>
        </text:list-item>
        <text:list-item>
          <text:p text:style-name="P57"><text:span text:style-name="T3">Boucle for</text:span> : <text:span text:style-name="T32">fonctionne en séquence. Effectue les instructions indiquées pour tous les éléments d’une séquence.</text:span></text:p>
          <text:p text:style-name="P104">for element in sequence</text:p>
          <text:list>
            <text:list-header>
              <text:p text:style-name="P104">instruction 1</text:p>
              <text:p text:style-name="P104">…</text:p>
              <text:p text:style-name="P104">instruction n</text:p>
            </text:list-header>
          </text:list>
        </text:list-item>
        <text:list-item>
          <text:p text:style-name="P105"><text:span text:style-name="T18">Mot clé </text:span><text:span text:style-name="T21">breack</text:span><text:span text:style-name="T18"> : permet d’interrompre une boucle while lorsqu’un cas particulier se rencontre </text:span><text:span text:style-name="T19">et exécute la ligne de code qui sui imédiatement la boucle</text:span><text:span text:style-name="T18"> (utilisation à éviter d’après le cours)</text:span></text:p>
        </text:list-item>
      </text:list>
      <text:list xml:id="list155500385" text:style-name="L3">
        <text:list-item>
          <text:p text:style-name="P107"><text:soft-page-break/><text:span text:style-name="T18">M</text:span><text:span text:style-name="T17">ot clé </text:span><text:span text:style-name="T20">continue : </text:span><text:span text:style-name="T11">permet de se reprendre la boucle au niveau ou on est sans tenir compte du fonctionnement normal. Par exemple, si lors de notre code on arrive à une valeur de conteur particulière par exemple 3 et qu’à ce niveau on veut incrémenter le conteur de 4 et non de 1, sans le mot clé continu on exécutera ensuite les instruction pour i = 4 avec le mot clé continue on exécutera immédiatement après pour i = 3 + 4 = 7 sans tenir compte des valeurs de 4 à 6.</text:span></text:p>
        </text:list-item>
      </text:list>
      <text:p text:style-name="P62"/>
      <text:p text:style-name="P96">Cours 6 – Modularité (1/2)</text:p>
      <text:p text:style-name="P63"/>
      <text:p text:style-name="P64">Définition d’une fonction :</text:p>
      <text:p text:style-name="P64"><text:tab/><text:span text:style-name="T26">def nom_de_la_fonction(param1,…,param n) :</text:span></text:p>
      <text:p text:style-name="P64">Attention, toujours mettre les paramètres dans l’odre chronologique d’appel.</text:p>
      <text:p text:style-name="P64"/>
      <text:p text:style-name="P65">Valeur par défaut d’un paramètre, def fonction(param = valeurdefault) :</text:p>
      <text:p text:style-name="P46"/>
      <text:p text:style-name="P66">Doctrings Chaine de caractères que l’on peut appeler lorsque l’on tape help(nom_de_la_fonction)</text:p>
      <text:p text:style-name="P66">def nom_de_la_fonction(paramètres) :</text:p>
      <text:p text:style-name="P66"><text:tab/>« « « docstrings » » »</text:p>
      <text:p text:style-name="P67">Possibilité d’appeler les paramètres par leur nom def <text:s/>fonction(a=1, b=2 …) :</text:p>
      <text:p text:style-name="P67"/>
      <text:p text:style-name="P47"><text:span text:style-name="T17">Mot clé </text:span><text:span text:style-name="T20">return : </text:span><text:span text:style-name="T17"><text:s/>définit ce qui est renvoyé par la fonction définie.</text:span></text:p>
      <text:p text:style-name="P68"/>
      <text:p text:style-name="P69">Fonction lambda : utilisé dans le cas de fonctions simples et rapides que l’on veut stocker dans un variable</text:p>
      <text:p text:style-name="P69">f = lambda param1, …, param n : valeur retrounée</text:p>
      <text:p text:style-name="P69">appel : f(argument)</text:p>
      <text:p text:style-name="P69"/>
      <text:p text:style-name="P48"><text:span text:style-name="T17">Les </text:span><text:span text:style-name="T20">modules</text:span><text:span text:style-name="T17"> : « bout de code » qui emprisonne des fonction ayant un rapport. Il faut importer ces modules pour les utiliser (import modul). Exemple : le modul math renferme des fonctions mathématiques.</text:span></text:p>
      <text:p text:style-name="P31"/>
      <text:p text:style-name="P31">Pour appeler une fonction du module :</text:p>
      <text:p text:style-name="P31">nom_module.nom_fonction(argument) – Exemple math.sqrt(25) pour utiliser racine carré du module math</text:p>
      <text:p text:style-name="P31"/>
      <text:p text:style-name="P32">Pour voir toutes les possibilités d’un module utiliser help(« nom_module »).</text:p>
      <text:p text:style-name="P32"/>
      <text:p text:style-name="P33"><text:span text:style-name="T3">Cours 7 - </text:span><text:span text:style-name="T4">Modularité (</text:span><text:span text:style-name="T3">2</text:span><text:span text:style-name="T4">/2)</text:span></text:p>
      <text:p text:style-name="P33"/>
      <text:p text:style-name="P34">Ne pas oublier encoding pour entrer les fonction dans un fichier.</text:p>
      <text:p text:style-name="P33"/>
      <text:p text:style-name="P35">Il est recommandé de regrouper les modules par packages pour une plus grande clarification et limiter les conflits de nom. Attention au nom des chemins dans ce cas. Les package sont en fait des folders dans l’arborescence du code. </text:p>
      <text:p text:style-name="P36">Toujours importer le package, ou bien le modul.package dans le fichier main.</text:p>
      <text:p text:style-name="P36"/>
      <text:p text:style-name="P37">Fichier d’initialisation : _init_.py est un fichier qui contient toutes les valeurs d’initialisation d’un package et qui est appelé autoùatiquement lors de l’appel du dit package. </text:p>
      <text:p text:style-name="P37"/>
      <text:p text:style-name="P25">Cours 8 – Gérer les exceptions</text:p>
      <text:p text:style-name="P25"/>
      <text:p text:style-name="P38">On peut définir le code à tester et les valeurs que l’on veut renvoyer s’il y a erreur.</text:p>
      <text:p text:style-name="P103">try :</text:p>
      <text:p text:style-name="P91"><text:tab/>instrution à tester</text:p>
      <text:p text:style-name="P103">except : </text:p>
      <text:p text:style-name="P38"><text:span text:style-name="T26"><text:tab/>valeur à envoyer en cas d’erreur. </text:span><text:span text:style-name="T27">Il peut s’agir d’une valeur par défaut à imposer en cas de mauvais choix de l’utilisateur pour éviter que le programme plante.</text:span><text:span text:style-name="T35"> </text:span></text:p>
      <text:p text:style-name="P38"><text:soft-page-break/></text:p>
      <text:p text:style-name="P39">On peut être plus précis dans les valeurs excepts en les définissant suivant le message d’erreur obtenu.</text:p>
      <text:p text:style-name="P39">Ex :</text:p>
      <text:p text:style-name="P92"><text:span text:style-name="T3">except</text:span> NameError :</text:p>
      <text:p text:style-name="P92"><text:tab/>instruction si erreur de type NameErreur obtenue</text:p>
      <text:p text:style-name="P92"><text:span text:style-name="T3">except</text:span> TypeError :</text:p>
      <text:p text:style-name="P92"><text:tab/>instruction si erreur de type TypeErreur obtenue</text:p>
      <text:p text:style-name="P39"/>
      <text:p text:style-name="P40">Affichage de l’exception retournée :</text:p>
      <text:p text:style-name="P93"><text:span text:style-name="T3">except </text:span>: type_de_l_exception <text:span text:style-name="T3">as</text:span> exception_retournee</text:p>
      <text:p text:style-name="P93"><text:tab/><text:span text:style-name="T3">print</text:span>(exception_retournee)</text:p>
      <text:p text:style-name="P41"/>
      <text:p text:style-name="P42">Mot clé <text:span text:style-name="T3">else </text:span>permet d’exécuter une action si aucun des cas d’exception n’est retourné</text:p>
      <text:p text:style-name="P94"><text:span text:style-name="T3">except </text:span>: <text:span text:style-name="T36">type_de_l_exception </text:span></text:p>
      <text:p text:style-name="P94"><text:tab/>action de <text:span text:style-name="T36">type_de_l_exception </text:span></text:p>
      <text:p text:style-name="P94"><text:span text:style-name="T3">else</text:span> :</text:p>
      <text:p text:style-name="P94"><text:tab/>action par défault si <text:span text:style-name="T36">type_de_l_exception <text:s/></text:span>non retournée.</text:p>
      <text:p text:style-name="P41"/>
      <text:p text:style-name="P43">Le mot clé <text:span text:style-name="T3">finally </text:span>permet d’exécuter des instructions à la suite d’un bloc d’exception quelque soit les exceptions retournées.</text:p>
      <text:p text:style-name="P43"/>
      <text:p text:style-name="P44">Mot clé <text:span text:style-name="T3">pass : </text:span>se met dans dans le modul <text:span text:style-name="T3">except </text:span>si l’on ne veut rien tester lorsque l’exception est testée. </text:p>
      <text:p text:style-name="P44"/>
      <text:p text:style-name="P45">Les assertions : permet de vérifier si un test est passé ou non.</text:p>
      <text:p text:style-name="P26">assert test <text:span text:style-name="T2">En cas de non passage du test en question, on obtient une erreur type assert. </text:span></text:p>
      <text:p text:style-name="P45"/>
      <text:p text:style-name="P71">Lever une exception raise type_de_l_exception(« message à afficher »)</text:p>
      <text:p text:style-name="P71"/>
      <text:p text:style-name="P19">Chapitre 2</text:p>
      <text:p text:style-name="P19"/>
      <text:p text:style-name="P98">Cours 1 – Premier objet, les chaines de caractères</text:p>
      <text:p text:style-name="P1"/>
      <text:p text:style-name="P72"><text:span text:style-name="T3">Objet </text:span>: variable pouvant contenir d’autre variable ou fonctions (methodes). <text:span text:style-name="T26">Objet.method()</text:span></text:p>
      <text:p text:style-name="P73"/>
      <text:p text:style-name="P73">Methodes sur les strng :</text:p>
      <text:list xml:id="list3730005495" text:style-name="L4">
        <text:list-item>
          <text:p text:style-name="P74"><text:span text:style-name="T26">strng.lower()</text:span> → met tout en minuscule</text:p>
        </text:list-item>
        <text:list-item>
          <text:p text:style-name="P74"><text:span text:style-name="T26">strng.upper()</text:span> → met tout en majuscule</text:p>
        </text:list-item>
        <text:list-item>
          <text:p text:style-name="P74"><text:span text:style-name="T26">strng.capitalize()</text:span> → première lettre en majuscule</text:p>
        </text:list-item>
        <text:list-item>
          <text:p text:style-name="P74"><text:span text:style-name="T26">strng.center(n)</text:span> → centre le text dans un chaine de n caractères (va ajouter des blancs si besoin)</text:p>
        </text:list-item>
        <text:list-item>
          <text:p text:style-name="P74">.<text:span text:style-name="T37">format(param1, …, param n) → interpolation dans une chaine de caractère</text:span></text:p>
          <text:p text:style-name="P74"><text:span text:style-name="T26">« </text:span><text:span text:style-name="T28">debut de la chaine {0}, {1}, suite de la chaine {2} … {n}, fin de la chaine ».format(parma0 … paramn)</text:span><text:span text:style-name="T37">. - L’interpolation va injecter dans 0 param 0 dans n paramn etc dans la chaine de caractère.</text:span></text:p>
          <text:p text:style-name="P75">Autre écriture plus intuitive :</text:p>
          <text:p text:style-name="P95">« chaine {param0}, suite {paramn} ».format(param0 = vameur0, … paramn = valeurn)</text:p>
        </text:list-item>
      </text:list>
      <text:p text:style-name="P73"/>
      <text:p text:style-name="P76">Concaténation : on utilise le symbole + pour concaténer deux chaines de caractères. <text:span text:style-name="T38">Attention, toujours concaténer des variables de type string. Utiliser au besoin str() pour transformer une variable en string.</text:span></text:p>
      <text:p text:style-name="P76"/>
      <text:p text:style-name="P77">Parcourir les caractère d’une chaine : utiliser les [<text:span text:style-name="T39">n</text:span>] <text:span text:style-name="T39">pour sélectionner le charactère index n; [a:n] pour séléctioner tous les caractères de l’inde a à n.</text:span></text:p>
      <text:p text:style-name="P77"/>
      <text:p text:style-name="P77">Taille d’une chaine : len(chaine)</text:p>
      <text:p text:style-name="P77"/>
      <text:p text:style-name="P99"><text:soft-page-break/>Cours 2 – Créer une liste <text:span text:style-name="T46">et </text:span>de<text:span text:style-name="T46">s</text:span> tulpe(1/2)</text:p>
      <text:p text:style-name="P78"/>
      <text:p text:style-name="P79">Le listes sont des objets qui peuvent en contenir d’autre. Ce sont des séquences qui contiennent des objets.</text:p>
      <text:list xml:id="list3346413303" text:style-name="L5">
        <text:list-item>
          <text:p text:style-name="P106"><text:span text:style-name="T12">Création d’une liste : ma_liste = [] (équivalant d’un array en ruby).</text:span></text:p>
        </text:list-item>
        <text:list-item>
          <text:p text:style-name="P108"><text:span text:style-name="T12">m</text:span><text:span text:style-name="T11">a_list[n] → accès à l’élément d’index n de la liste</text:span></text:p>
        </text:list-item>
        <text:list-item>
          <text:p text:style-name="P109"><text:span text:style-name="T11">ma_list.append(valeur) → ajoute valeur à la lfin de la liste ma_liste. </text:span><text:span text:style-name="T13">Attention append() ne revoie rien mais modifie l’objet d’origine (</text:span><text:span text:style-name="T42">destructif</text:span><text:span text:style-name="T13">)</text:span></text:p>
        </text:list-item>
        <text:list-item>
          <text:p text:style-name="P110"><text:span text:style-name="T13">m</text:span><text:span text:style-name="T11">a_list.inser(valeur, n) → inject valeur à l’indice n de la liste en déplaçant les valeures suivantes (</text:span><text:span text:style-name="T41">destructif</text:span><text:span text:style-name="T11">)</text:span></text:p>
        </text:list-item>
        <text:list-item>
          <text:p text:style-name="P111"><text:span text:style-name="T11">Concaténation de liste utiliser l’opérateur +. </text:span><text:span text:style-name="T14">(</text:span><text:span text:style-name="T43">destructif</text:span><text:span text:style-name="T14">)</text:span></text:p>
        </text:list-item>
        <text:list-item>
          <text:p text:style-name="P112"><text:span text:style-name="T14">d</text:span><text:span text:style-name="T11">el ma_list[n] → supprime l’élement d’indice n</text:span></text:p>
        </text:list-item>
        <text:list-item>
          <text:p text:style-name="P113"><text:span text:style-name="T11">ma_list.remove(valeur) → supprime l’élémnent de valeur « valeur » dans ma_liste.</text:span></text:p>
        </text:list-item>
        <text:list-item>
          <text:p text:style-name="P114"><text:span text:style-name="T11">For elmt in ma_list → instruction sur elmt va modifier tous les éléments de la liste.</text:span></text:p>
        </text:list-item>
        <text:list-item>
          <text:p text:style-name="P115"><text:span text:style-name="T11">For elmt in enumerate(ma_liste) → elemt devient un objet qui contient l’indice et l’</text:span><text:span text:style-name="T15">objet stocké dans</text:span><text:span text:style-name="T11"> chaque élement de ma_list (0, valeur indice 0), … (n, valeur indice n). </text:span><text:span text:style-name="T16">Chaque elmt est un </text:span></text:p>
        </text:list-item>
      </text:list>
      <text:p text:style-name="P116"><text:span text:style-name="T22">U</text:span><text:span text:style-name="T20">n tuple est une liste immuable que l’on ne peut pas modifier. </text:span><text:span text:style-name="T23">Se définit avec des () au lieu des [] pour les listes.</text:span></text:p>
      <text:p text:style-name="P80"/>
      <text:p text:style-name="P81">Affectation multiples : a, b = 1, 2 → a = 1 et b = 2 <text:span text:style-name="T45">Losrque l’on fait ce type d’affectation python va créer automatiquement un tuple (a, b) = (1, 2)</text:span></text:p>
      <text:p text:style-name="P81"/>
      <text:p text:style-name="P82">Renvoyer plusieurs valeurs avec une fonction return valeur1, valeur2, …, valeurn</text:p>
      <text:p text:style-name="P78"/>
      <text:p text:style-name="P100">Cours <text:span text:style-name="T46">3</text:span> – Créer une liste <text:span text:style-name="T46">et </text:span>de<text:span text:style-name="T46">s</text:span> tulpe(<text:span text:style-name="T46">2</text:span>/2)</text:p>
      <text:p text:style-name="P100"/>
      <text:p text:style-name="P83">Passage de chaine à liste : ma_list.split(«  »). <text:span text:style-name="T47">Renvoie une liste de tous les mots de la chaine séparé par un espace.</text:span></text:p>
      <text:p text:style-name="P84">Passage de liste à chaine : « ».join(ma_liste). <text:span text:style-name="T48">Renvoie une chaine avec tous les éléments de la liste ma_liste séparés par un espace.</text:span></text:p>
      <text:p text:style-name="P84"/>
      <text:p text:style-name="P85">Fonction dont on ne connaît pas le nombre de paramètres : def ma_fonction(<text:span text:style-name="T50">paarm1, param2, </text:span>*parametres) →<text:span text:style-name="T49"> Ajouter * permet de dire que la fonction peut admettre un nombre aléatoire de paramètres. Python va placer tous les paramètres, lors de l’appel dans un tuple. Il faut toujours definir param1 et param2 avant le nombre aléatoire de paramètres.</text:span></text:p>
      <text:p text:style-name="P85"/>
      <text:p text:style-name="P86">Lorsque l’on a une liste on peut l’appeler sous forme de paramètres pour une fonction. list=[elemts]</text:p>
      <text:p text:style-name="P86">fonction(*list)</text:p>
      <text:p text:style-name="P86"/>
      <text:p text:style-name="P101">Les compréhensions de listes: <text:span text:style-name="T44">permet de parcourir une liste et d’en renvoyer une nouvelle, filtrée, modifiée…</text:span></text:p>
      <text:p text:style-name="P101"><text:span text:style-name="T44"/></text:p>
      <text:p text:style-name="P119"><text:span text:style-name="T51">O</text:span>n définit une liste_origine théorique sur laquelle on fait les compréhension de liste.</text:p>
      <text:list xml:id="list253773769" text:style-name="L6">
        <text:list-item>
          <text:p text:style-name="P118"><text:span text:style-name="T5">M</text:span><text:span text:style-name="T3">odification</text:span> : [f(elmt) for elmt in liste_origine] → Renvoie une liste avec chaque élément modifié par la fonction f.</text:p>
        </text:list-item>
        <text:list-item>
          <text:p text:style-name="P117"><text:span text:style-name="T51">F</text:span>iltrage : <text:span text:style-name="T2">[elmt for elmt in list origine if condition sur elmt]</text:span></text:p>
        </text:list-item>
      </text:list>
      <text:p text:style-name="P87"><text:span text:style-name="T44"/></text:p>
      <text:p text:style-name="P102">Cours 4 – Utiliser des dictionnaires</text:p>
      <text:p text:style-name="P88"/>
      <text:p text:style-name="P88"/>
      <text:p text:style-name="P78"/>
      <text:p text:style-name="P19">Chapitre 3</text:p>
      <text:p text:style-name="P1"/>
      <text:p text:style-name="P19">Chapitre 4</text:p>
      <text:p text:style-name="P1"><text:soft-page-break/></text:p>
      <text:p text:style-name="P19">Chapit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6:36:20.697567356</meta:creation-date>
    <dc:date>2019-03-01T09:58:07.147255455</dc:date>
    <meta:editing-duration>P2DT15H35M29S</meta:editing-duration>
    <meta:editing-cycles>127</meta:editing-cycles>
    <meta:generator>LibreOffice/6.0.6.2$Linux_X86_64 LibreOffice_project/00m0$Build-2</meta:generator>
    <meta:document-statistic meta:table-count="2" meta:image-count="0" meta:object-count="0" meta:page-count="6" meta:paragraph-count="170" meta:word-count="1740" meta:character-count="10460" meta:non-whitespace-character-count="8881"/>
  </office:meta>
</office:document-meta>
</file>